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4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calcext:value-type="string">
            <text:p>one op, oct 31, post man, csu wifi, Nutrien building, 4:00 am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laces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worst time (ms) of 20 iterations</text:p>
          </table:table-cell>
          <table:table-cell office:value-type="string" calcext:value-type="string">
            <text:p>rough average (ms)</text:p>
          </table:table-cell>
          <table:table-cell table:number-columns-repeated="1638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ncenty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 ms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incenty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5 ms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incenty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0 ms</text:p>
          </table:table-cell>
          <table:table-cell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sine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osin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osine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incenty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sine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incen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800 ms</text:p>
          </table:table-cell>
          <table:table-cell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osine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vincenty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00 ms</text:p>
          </table:table-cell>
          <table:table-cell table:number-columns-repeated="163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vincen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vincenty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vincenty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vincenty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/>
          </table:table-cell>
          <table:table-cell table:number-columns-repeated="1638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5:05:26.940178731</meta:creation-date>
    <dc:date>2024-10-31T05:15:32.251042571</dc:date>
    <meta:editing-duration>PT10M4S</meta:editing-duration>
    <meta:editing-cycles>3</meta:editing-cycles>
    <meta:generator>LibreOffice/24.2.6.2$Linux_X86_64 LibreOffice_project/420$Build-2</meta:generator>
    <meta:document-statistic meta:table-count="1" meta:cell-count="65" meta:object-count="0"/>
  </office:meta>
</office:document-meta>
</file>